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9544FA03338855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ct_20_fără_20_umplere_20_și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Implicit">
        <draw:frame draw:style-name="gr1" draw:text-style-name="P1" draw:layer="layout" svg:width="9.03cm" svg:height="9.03cm" svg:x="5.984cm" svg:y="10.334cm">
          <draw:image xlink:href="Pictures/1000000000000100000001009544FA03338855D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mplici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LibreOffice/7.3.4.2$Windows_X86_64 LibreOffice_project/728fec16bd5f605073805c3c9e7c4212a0120dc5</meta:generator>
  </office:meta>
</office:document-meta>
</file>